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0caf79" officeooo:paragraph-rsid="000caf79"/>
    </style:style>
    <style:style style:name="P2" style:family="paragraph" style:parent-style-name="Standard">
      <style:paragraph-properties fo:line-height="200%" fo:text-align="center" style:justify-single-word="false"/>
      <style:text-properties officeooo:rsid="000caf79" officeooo:paragraph-rsid="000caf79"/>
    </style:style>
    <style:style style:name="P3" style:family="paragraph" style:parent-style-name="Standard">
      <style:paragraph-properties fo:line-height="200%" fo:text-align="start" style:justify-single-word="false"/>
      <style:text-properties officeooo:rsid="000caf79" officeooo:paragraph-rsid="000eace4"/>
    </style:style>
    <style:style style:name="P4" style:family="paragraph" style:parent-style-name="Standard">
      <style:paragraph-properties fo:line-height="200%" fo:text-align="start" style:justify-single-word="false"/>
      <style:text-properties officeooo:rsid="000caf79" officeooo:paragraph-rsid="0015f31e"/>
    </style:style>
    <style:style style:name="P5" style:family="paragraph" style:parent-style-name="Standard">
      <style:paragraph-properties fo:line-height="200%" fo:text-align="start" style:justify-single-word="false"/>
      <style:text-properties officeooo:rsid="000caf79" officeooo:paragraph-rsid="001af7ef"/>
    </style:style>
    <style:style style:name="P6" style:family="paragraph" style:parent-style-name="Standard">
      <style:paragraph-properties fo:line-height="200%" fo:text-align="start" style:justify-single-word="false"/>
      <style:text-properties officeooo:rsid="001e54d2" officeooo:paragraph-rsid="001e54d2"/>
    </style:style>
    <style:style style:name="T1" style:family="text">
      <style:text-properties officeooo:rsid="000f7619"/>
    </style:style>
    <style:style style:name="T2" style:family="text">
      <style:text-properties officeooo:rsid="0013473b"/>
    </style:style>
    <style:style style:name="T3" style:family="text">
      <style:text-properties officeooo:rsid="0015a031"/>
    </style:style>
    <style:style style:name="T4" style:family="text">
      <style:text-properties officeooo:rsid="001a6d15"/>
    </style:style>
    <style:style style:name="T5" style:family="text">
      <style:text-properties officeooo:rsid="001af7ef"/>
    </style:style>
    <style:style style:name="T6" style:family="text">
      <style:text-properties officeooo:rsid="001e54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 I liked it! </text:span></text:p>
      <text:p text:style-name="P3"><text:tab/>As the end of last school year was nearing, I was talking to someone. Yes, I hadn't scared them off yet. Ha ha. Very funny. Anyways, they mentioned a program called ASE; which stands for Apprenticeships in Science and Engineering. It's an intermeditary organization that helps high school-aged students get in contact with people wanting interns in the STEM industry. Naturaly, I was hooked. Just getting the opportunity to work with industry professionals in a real-world environment is amazing, but actually getting paid for it (albiet $3.40/hr) was something else. It's a pretty competitive program — over 600 apply each year, with there only being 150 or so available intern positions, so I didn't have high hopes of getting in, but I decided to try anyways. After filling out the bloated application, trimming the three paragraphs supposed to completely describe all aspects of myself to just under <text:span text:style-name="T1">the maximum </text:span>500 words, getting a paper copy of my transcript, and for whatever <text:span text:style-name="T1">reason, fulling out a full medical history, I was ready to apply for an internship at Intel working with cloud computing software.</text:span></text:p>
      <text:p text:style-name="P4"><text:tab/><text:span text:style-name="T2">About a month later, during the second to last week of school, I was sitting in Beaver Lodge, when checked the time on my phone, and saw that I had a missed message and voicemail from somebody at the ASE office. Ecstatic, I stepped out into the hall and returned the call, deeming a potential internship more important than the school's oddly strict Beaver Lodge policy. Returning the call, I was informed, and subsequently had to stop myself from screaming, that I was accepted into a summer internship at Intel. As the program coordinator at ASE was dictating the next, extremely arduous steps that I would have to take to confirm my internship, one of the hall monitors was simultaneously telling me to go back to my (loud) classroom </text:span>— <text:span text:style-name="T3">at the time, my iPhone's speaker was stuck at 10% volume </text:span>— <text:span text:style-name="T3">or they would call security. A conundrum, to say the least. I demonstrated my </text:span><text:soft-page-break/><text:span text:style-name="T3">aptitude in quick, rational decision making by deciding that it would be better to risk being dragged (literally) to the office than interrupt the person on the other end of the phone to explain my current situation to the hall monitor. Thankfully, I was able to explain through hand gestures and mouthing that this phone call was Very Important and I would prefer not to get security sicced on me, although, looking back, maybe I should've just asked the ASE director to hold for ten seconds.</text:span></text:p>
      <text:p text:style-name="P5"><text:tab/><text:span text:style-name="T4">A month later, I was sitting on the Max Blue Line to Hillsboro, eagerly awaiting my first real day at Intel's JF3 campus, the previous two being spent on setting up computers and getting everyone their ID cards. After awkwardly taking five seconds to get my RFID badge to be detected (and making a mental note that the longer walk from the other entrance to the labs would be worth never having to look this particular security guard in the eyes again), I was walking towards the labs and setting up my gear for the first real day on the job.</text:span></text:p>
      <text:p text:style-name="P5"><text:tab/><text:span text:style-name="T5">The next few days were devoted to fixing some of the problems we were having with setup. Lessons were learned. Ones like, “Don't give a high school intern an prototype beyond-next-gen netbook that literally can't get through the Windows 10 installer without crashing,” “Make sure that the dev environment is network agnostic,” and my personal favorite, “make sure the interns don't have to download 8 GB of files over a 150 KB/s guest network.”</text:span></text:p>
      <text:p text:style-name="P5"/>
      <text:p text:style-name="P5"/>
      <text:p text:style-name="P6">I believe it would be better with more dialogue. Like what did the people on the phone say and what was the monotor saying. Also, what happened when you got back to classs and such. Other than that it was very well written and I liked it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caf79" officeooo:paragraph-rsid="000caf7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Solomon Greenberg</text:p>
        <text:p text:style-name="MP1">2015/09/14</text:p>
        <text:p text:style-name="MP1">Hottman</text:p>
        <text:p text:style-name="MP1">Period 5</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6T17:27:45.253000000</meta:creation-date>
    <meta:editing-duration>PT36M22S</meta:editing-duration>
    <meta:editing-cycles>5</meta:editing-cycles>
    <meta:generator>LibreOffice/4.3.3.2$Linux_X86_64 LibreOffice_project/430m0$Build-2</meta:generator>
    <dc:date>2015-09-17T14:25:00.219343634</dc:date>
    <meta:document-statistic meta:table-count="0" meta:image-count="0" meta:object-count="0" meta:page-count="2" meta:paragraph-count="10" meta:word-count="655" meta:character-count="3771" meta:non-whitespace-character-count="3117"/>
  </office:meta>
</office:document-meta>
</file>